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one_one_lstm_metrics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.88172458900177E-020" calcext:value-type="float">
            <text:p>1.88172458900177E-2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style-name="ce3" office:value-type="float" office:value="1.88172458900177E-020" calcext:value-type="float">
            <text:p>1.88172458900177E-20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3:03:14.363962718</dc:date>
    <meta:editing-duration>PT1M18S</meta:editing-duration>
    <meta:editing-cycles>1</meta:editing-cycles>
    <meta:document-statistic meta:table-count="1" meta:cell-count="9" meta:object-count="0"/>
    <meta:generator>LibreOffice/6.0.7.3$Linux_X86_64 LibreOffice_project/00m0$Build-3</meta:generator>
  </office:meta>
</office:document-meta>
</file>